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1.637cm" fo:break-before="auto" style:use-optimal-row-height="tru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286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2.10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52cm" fo:break-before="auto" style:use-optimal-row-height="true"/>
    </style:style>
    <style:style style:name="ro13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office:value-type="string">
            <text:p>concate</text:p>
          </table:table-cell>
          <table:table-cell table:style-name="ce29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0_09-56-05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6 E-139-34-49.87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0_10-40-12_000.jpg</text:p>
          </table:table-cell>
          <table:table-cell table:style-name="ce19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6</text:p>
          </table:table-cell>
          <table:table-cell table:style-name="ce3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0_14-40-43_000.jpg</text:p>
          </table:table-cell>
          <table:table-cell table:style-name="ce20" office:value-type="string">
            <text:p>:m 1-2*3 RES / 245 / 『古典場から量子場への道』　高橋康 / p.96</text:p>
          </table:table-cell>
          <table:table-cell table:style-name="ce21"/>
          <table:table-cell table:style-name="ce3"/>
          <table:table-cell table:style-name="ce3" office:value-type="string">
            <text:p>N-35-35-28.66 E-139-34-49.49</text:p>
          </table:table-cell>
          <table:table-cell table:style-name="ce30" table:formula="of:=IF([.E4]=&quot;&quot;;[.C4];CONCATENATE([.C4];&quot; / &quot;;[.E4]))" office:value-type="string" office:string-value=":m 1-2*3 RES / 245 / 『古典場から量子場への道』　高橋康 / p.96">
            <text:p>:m 1-2*3 RES / 245 / 『古典場から量子場への道』　高橋康 / p.9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0_14-41-00_000.jpg</text:p>
          </table:table-cell>
          <table:table-cell table:style-name="ce20" office:value-type="string">
            <text:p>:m 3*3 RES / 245 / 『古典場から量子場への道』　高橋康 / p.96</text:p>
          </table:table-cell>
          <table:table-cell table:style-name="ce22"/>
          <table:table-cell table:style-name="ce3"/>
          <table:table-cell table:style-name="ce3" office:value-type="string">
            <text:p>N-35-35-28.44 E-139-34-49.54</text:p>
          </table:table-cell>
          <table:table-cell table:style-name="ce30" table:formula="of:=IF([.E5]=&quot;&quot;;[.C5];CONCATENATE([.C5];&quot; / &quot;;[.E5]))" office:value-type="string" office:string-value=":m 3*3 RES / 245 / 『古典場から量子場への道』　高橋康 / p.96">
            <text:p>:m 3*3 RES / 245 / 『古典場から量子場への道』　高橋康 / p.9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1-20_18-38-38_000.jpg</text:p>
          </table:table-cell>
          <table:table-cell table:style-name="ce13" office:value-type="string">
            <text:p>:m music / log / gt / || s.1:wu,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22"/>
          <table:table-cell table:style-name="ce3"/>
          <table:table-cell table:style-name="ce3" office:value-type="string">
            <text:p>N-35-35-28.72 E-139-34-50.09</text:p>
          </table:table-cell>
          <table:table-cell table:style-name="ce30" table:formula="of:=IF([.E6]=&quot;&quot;;[.C6];CONCATENATE([.C6];&quot; / &quot;;[.E6]))" office:value-type="string" office:string-value=":m music / log / gt / || s.1:wu,arpeggio:t.70:R=1:content=tips_flamenco:et-6:t.70:p5;patt-16.n:R=2:file=2019-11-20_17-23-34_000.mov_flamenco:content=FREE:theme=shuffle:R=3:t.90_arpeggio:et-9:patt-4.n;p3;1s:R=4:k.D_flamenco(not-arpeggio):R=5:content=FREE_tapping:content=REVIEW:rev=g-1118-3:R=6">
            <text:p>:m music / log / gt / || s.1:wu,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0_20-32-05_000.jpg</text:p>
          </table:table-cell>
          <table:table-cell table:style-name="ce21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42 E-139-34-49.82</text:p>
          </table:table-cell>
          <table:table-cell table:style-name="ce30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2019-11-21_03-03-23_000.png</text:p>
          </table:table-cell>
          <table:table-cell table:style-name="ce21" office:value-type="string">
            <text:p>:m other / log / 寝る前　ウェブ閲覧　記録　（for オナニー） / </text:p>
          </table:table-cell>
          <table:table-cell table:style-name="ce22"/>
          <table:table-cell table:style-name="ce3"/>
          <table:table-cell table:style-name="ce3"/>
          <table:table-cell table:style-name="ce30" table:formula="of:=IF([.E8]=&quot;&quot;;[.C8];CONCATENATE([.C8];&quot; / &quot;;[.E8]))" office:value-type="string" office:string-value=":m other / log / 寝る前　ウェブ閲覧　記録　（for オナニー） / ">
            <text:p>:m other / log / 寝る前　ウェブ閲覧　記録　（for オナニー） / 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2019-11-21_09-46-59_000.jpg</text:p>
          </table:table-cell>
          <table:table-cell table:style-name="ce22" office:value-type="string">
            <text:p>:m :PHOTO 起きた時刻 / 2019</text:p>
          </table:table-cell>
          <table:table-cell table:style-name="ce21"/>
          <table:table-cell table:style-name="ce3"/>
          <table:table-cell table:style-name="ce3" office:value-type="string">
            <text:p>N-35-35-28.53 E-139-34-49.43</text:p>
          </table:table-cell>
          <table:table-cell table:style-name="ce30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21_10-43-29_000.jpg</text:p>
          </table:table-cell>
          <table:table-cell table:style-name="ce14" office:value-type="string">
            <text:p>:m 食べた物　間食 / 味噌スープ</text:p>
          </table:table-cell>
          <table:table-cell table:style-name="ce22"/>
          <table:table-cell table:style-name="ce3"/>
          <table:table-cell table:style-name="ce3" office:value-type="string">
            <text:p>N-35-35-28.44 E-139-34-49.49</text:p>
          </table:table-cell>
          <table:table-cell table:style-name="ce30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10-02_05-25-24_000.m4a</text:p>
          </table:table-cell>
          <table:table-cell table:style-name="ce20" office:value-type="string">
            <text:p>:VOICE-MEMO / @自宅 / thoughts,考え / 愛がないのに夫婦をやると、理由をいっぱい拵えなくてはならない</text:p>
          </table:table-cell>
          <table:table-cell table:style-name="ce12"/>
          <table:table-cell table:style-name="ce3"/>
          <table:table-cell table:style-name="ce3"/>
          <table:table-cell table:style-name="ce30" table:formula="of:=IF([.E11]=&quot;&quot;;[.C11];CONCATENATE([.C11];&quot; / &quot;;[.E11]))" office:value-type="string" office:string-value=":VOICE-MEMO / @自宅 / thoughts,考え / 愛がないのに夫婦をやると、理由をいっぱい拵えなくてはならない">
            <text:p>:VOICE-MEMO / @自宅 / thoughts,考え / 愛がないのに夫婦をやると、理由をいっぱい拵えなくてはならない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10-02_05-30-23_000.m4a</text:p>
          </table:table-cell>
          <table:table-cell table:style-name="ce14" office:value-type="string">
            <text:p>:VOICE-MEMO / @自室 / diary / 記録 / 風邪引き　/ 飲んだお酒</text:p>
          </table:table-cell>
          <table:table-cell table:style-name="ce22"/>
          <table:table-cell table:style-name="ce3"/>
          <table:table-cell table:style-name="ce3"/>
          <table:table-cell table:style-name="ce30" table:formula="of:=IF([.E12]=&quot;&quot;;[.C12];CONCATENATE([.C12];&quot; / &quot;;[.E12]))" office:value-type="string" office:string-value=":VOICE-MEMO / @自室 / diary / 記録 / 風邪引き　/ 飲んだお酒">
            <text:p>:VOICE-MEMO / @自室 / diary / 記録 / 風邪引き　/ 飲んだお酒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10-02_05-39-05_000.m4a</text:p>
          </table:table-cell>
          <table:table-cell table:style-name="ce20" office:value-type="string">
            <text:p>:VOICE-MEMO / @自宅 / thoughts,考え / 愛なくして、ものごとをやっていると（岩石、野鳥）</text:p>
          </table:table-cell>
          <table:table-cell table:style-name="ce12"/>
          <table:table-cell table:style-name="ce3"/>
          <table:table-cell table:style-name="ce3"/>
          <table:table-cell table:style-name="ce30" table:formula="of:=IF([.E13]=&quot;&quot;;[.C13];CONCATENATE([.C13];&quot; / &quot;;[.E13]))" office:value-type="string" office:string-value=":VOICE-MEMO / @自宅 / thoughts,考え / 愛なくして、ものごとをやっていると（岩石、野鳥）">
            <text:p>:VOICE-MEMO / @自宅 / thoughts,考え / 愛なくして、ものごとをやっていると（岩石、野鳥）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10-02_08-57-58_000.m4a</text:p>
          </table:table-cell>
          <table:table-cell table:style-name="ce14" office:value-type="string">
            <text:p>:VOICE-MEMO / @自室 / 記録 / guitar,gt / g-1001-5 / f-59</text:p>
          </table:table-cell>
          <table:table-cell table:style-name="ce22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:VOICE-MEMO / @自室 / 記録 / guitar,gt / g-1001-5 / f-59">
            <text:p>:VOICE-MEMO / @自室 / 記録 / guitar,gt / g-1001-5 / f-5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10-02_14-15-08_000.m4a</text:p>
          </table:table-cell>
          <table:table-cell table:style-name="ce20" office:value-type="string">
            <text:p>:VOICE-MEMO / @自宅 / diary / 初めて / 読書、一度に４冊読む（読み終わらないけれど）</text:p>
          </table:table-cell>
          <table:table-cell table:style-name="ce12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:VOICE-MEMO / @自宅 / diary / 初めて / 読書、一度に４冊読む（読み終わらないけれど）">
            <text:p>:VOICE-MEMO / @自宅 / diary / 初めて / 読書、一度に４冊読む（読み終わらないけれど）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10-02_15-52-19_000.m4a</text:p>
          </table:table-cell>
          <table:table-cell table:style-name="ce20" office:value-type="string">
            <text:p>:VOICE-MEMO / @自宅 / diary / 初めて / 洗濯、カレンダーに登録、登録に従って、実行</text:p>
          </table:table-cell>
          <table:table-cell table:style-name="ce22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:VOICE-MEMO / @自宅 / diary / 初めて / 洗濯、カレンダーに登録、登録に従って、実行">
            <text:p>:VOICE-MEMO / @自宅 / diary / 初めて / 洗濯、カレンダーに登録、登録に従って、実行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0-02_19-48-32_000.m4a</text:p>
          </table:table-cell>
          <table:table-cell table:style-name="ce6" office:value-type="string">
            <text:p>:VOICE-MEMO / @宮前平公園 / record / insects / 虫の声</text:p>
          </table:table-cell>
          <table:table-cell table:style-name="ce12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:VOICE-MEMO / @宮前平公園 / record / insects / 虫の声">
            <text:p>:VOICE-MEMO / @宮前平公園 / record / insects / 虫の声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6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0-03_05-52-58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2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:VOICE-MEMO / @自室 / record / bird / 鳥の声">
            <text:p>:VOICE-MEMO / @自室 / record / bird / 鳥の声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0-03_05-59-37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:VOICE-MEMO / @自室 / record / bird / 鳥の声">
            <text:p>:VOICE-MEMO / @自室 / record / bird / 鳥の声</text:p>
          </table:table-cell>
          <table:table-cell table:style-name="ce31" table:number-columns-repeated="2"/>
          <table:table-cell table:number-columns-repeated="1015"/>
        </table:table-row>
        <table:table-row table:style-name="ro7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11-20_09-24-27_000.m4a</text:p>
          </table:table-cell>
          <table:table-cell table:style-name="ce6" office:value-type="string">
            <text:p>:VOICE-MEMO / @自宅 / 思い出したこと / 石原力の父親、野球チームの監督、ダブルプレーのこと</text:p>
          </table:table-cell>
          <table:table-cell table:style-name="ce3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OICE-MEMO / @自宅 / 思い出したこと / 石原力の父親、野球チームの監督、ダブルプレーのこと">
            <text:p>:VOICE-MEMO / @自宅 / 思い出したこと / 石原力の父親、野球チームの監督、ダブルプレーのこと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11-20_15-33-25_000.mov</text:p>
          </table:table-cell>
          <table:table-cell table:style-name="ce6" office:value-type="string">
            <text:p>:VIDEO / @自宅 / 体操 / 自力整体 / がっせき座り、両脚開き / 腰も伸ばす</text:p>
          </table:table-cell>
          <table:table-cell table:style-name="ce22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IDEO / @自宅 / 体操 / 自力整体 / がっせき座り、両脚開き / 腰も伸ばす">
            <text:p>:VIDEO / @自宅 / 体操 / 自力整体 / がっせき座り、両脚開き / 腰も伸ばす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11-20_17-07-34_000.mov</text:p>
          </table:table-cell>
          <table:table-cell table:style-name="ce6" office:value-type="string">
            <text:p>:VIDEO / @自宅 / メモ / guitar,gt / 演奏、play / g-1120-1 / wu arpeggio:t.70:R=1:content=tips</text:p>
          </table:table-cell>
          <table:table-cell table:style-name="ce22"/>
          <table:table-cell table:style-name="ce3"/>
          <table:table-cell table:style-name="ce3"/>
          <table:table-cell table:style-name="ce30" table:formula="of:=IF([.E22]=&quot;&quot;;[.C22];CONCATENATE([.C22];&quot; / &quot;;[.E22]))" office:value-type="string" office:string-value=":VIDEO / @自宅 / メモ / guitar,gt / 演奏、play / g-1120-1 / wu arpeggio:t.70:R=1:content=tips">
            <text:p>:VIDEO / @自宅 / メモ / guitar,gt / 演奏、play / g-1120-1 / wu arpeggio:t.70:R=1:content=tips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11-20_17-23-34_000.mov</text:p>
          </table:table-cell>
          <table:table-cell table:style-name="ce6" office:value-type="string">
            <text:p>:VIDEO / @自宅 / メモ / guitar,gt / 演奏、play / g-1120-2 / wu flamenco:et-6:t.70:p5;patt-16.n:R=2:file=2019-11-20_17-23-34_000.mov</text:p>
          </table:table-cell>
          <table:table-cell table:style-name="ce12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:VIDEO / @自宅 / メモ / guitar,gt / 演奏、play / g-1120-2 / wu flamenco:et-6:t.70:p5;patt-16.n:R=2:file=2019-11-20_17-23-34_000.mov">
            <text:p>:VIDEO / @自宅 / メモ / guitar,gt / 演奏、play / g-1120-2 / wu flamenco:et-6:t.70:p5;patt-16.n:R=2:file=2019-11-20_17-23-34_000.mov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1-20_17-28-56_000.mov</text:p>
          </table:table-cell>
          <table:table-cell table:style-name="ce6" office:value-type="string">
            <text:p>:VIDEO / @自宅 / メモ / guitar,gt / 演奏、play / g-1120-3 / wu flamenco:content=FREE:theme=shuffle:R=3:t.90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:VIDEO / @自宅 / メモ / guitar,gt / 演奏、play / g-1120-3 / wu flamenco:content=FREE:theme=shuffle:R=3:t.90">
            <text:p>:VIDEO / @自宅 / メモ / guitar,gt / 演奏、play / g-1120-3 / wu flamenco:content=FREE:theme=shuffle:R=3:t.9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1-20_17-36-18_000.mov</text:p>
          </table:table-cell>
          <table:table-cell table:style-name="ce6" office:value-type="string">
            <text:p>:VIDEO / @自宅 / メモ / guitar,gt / 演奏、play / g-1120-4 / wu arpeggio:et-9:patt-4.n;p3;1s:R=4:k.D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:VIDEO / @自宅 / メモ / guitar,gt / 演奏、play / g-1120-4 / wu arpeggio:et-9:patt-4.n;p3;1s:R=4:k.D">
            <text:p>:VIDEO / @自宅 / メモ / guitar,gt / 演奏、play / g-1120-4 / wu arpeggio:et-9:patt-4.n;p3;1s:R=4:k.D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1-20_18-02-45_000.mov</text:p>
          </table:table-cell>
          <table:table-cell table:style-name="ce6" office:value-type="string">
            <text:p>:VIDEO / @自宅 / メモ / guitar,gt / 演奏、play / g-1120-5 / wu flamenco(not-arpeggio):R=5:content=FREE</text:p>
          </table:table-cell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string" office:string-value=":VIDEO / @自宅 / メモ / guitar,gt / 演奏、play / g-1120-5 / wu flamenco(not-arpeggio):R=5:content=FREE">
            <text:p>:VIDEO / @自宅 / メモ / guitar,gt / 演奏、play / g-1120-5 / wu flamenco(not-arpeggio):R=5:content=FREE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1-20_18-28-53_000.mov</text:p>
          </table:table-cell>
          <table:table-cell table:style-name="ce6" office:value-type="string">
            <text:p>:VIDEO / @自宅 / メモ / guitar,gt / 演奏、play / g-1120-6 / wu tapping:content=REVIEW:rev=g-1118-3:R=6</text:p>
          </table:table-cell>
          <table:table-cell table:style-name="ce21"/>
          <table:table-cell table:style-name="ce3"/>
          <table:table-cell table:style-name="ce3"/>
          <table:table-cell table:style-name="ce30" table:formula="of:=IF([.E27]=&quot;&quot;;[.C27];CONCATENATE([.C27];&quot; / &quot;;[.E27]))" office:value-type="string" office:string-value=":VIDEO / @自宅 / メモ / guitar,gt / 演奏、play / g-1120-6 / wu tapping:content=REVIEW:rev=g-1118-3:R=6">
            <text:p>:VIDEO / @自宅 / メモ / guitar,gt / 演奏、play / g-1120-6 / wu tapping:content=REVIEW:rev=g-1118-3:R=6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7]+1" office:value-type="float" office:value="27">
            <text:p>27</text:p>
          </table:table-cell>
          <table:table-cell table:style-name="ce3" office:value-type="string">
            <text:p>2019-11-21_09-55-36_000.m4a</text:p>
          </table:table-cell>
          <table:table-cell table:style-name="ce6" office:value-type="string">
            <text:p>:VOICE-MEMO / @自宅 / やること / 医療費、内訳、病院の売上</text:p>
          </table:table-cell>
          <table:table-cell table:style-name="ce22"/>
          <table:table-cell table:style-name="ce3"/>
          <table:table-cell table:style-name="ce3"/>
          <table:table-cell table:style-name="ce30" table:formula="of:=IF([.E28]=&quot;&quot;;[.C28];CONCATENATE([.C28];&quot; / &quot;;[.E28]))" office:value-type="string" office:string-value=":VOICE-MEMO / @自宅 / やること / 医療費、内訳、病院の売上">
            <text:p>:VOICE-MEMO / @自宅 / やること / 医療費、内訳、病院の売上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2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2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2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2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2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2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6" table:number-rows-repeated="7">
          <table:table-cell table:number-columns-repeated="2"/>
          <table:table-cell table:style-name="ce24"/>
          <table:table-cell table:number-columns-repeated="3"/>
          <table:table-cell table:style-name="ce30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8">
            <text:p>28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26" office:value-type="float" office:value="28">
            <text:p>28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7" table:formula="of:=COUNTIF([.$C$2:.$C28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7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7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7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7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7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8];[.B282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7" table:formula="of:=COUNTIF([.$C$2:.$C28];[.B28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table:style-name="ce11"/>
          <table:table-cell table:number-columns-repeated="1022"/>
        </table:table-row>
        <table:table-row table:style-name="ro10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3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6" table:number-rows-repeated="2515">
          <table:table-cell table:number-columns-repeated="1024"/>
        </table:table-row>
        <table:table-row table:style-name="ro6">
          <table:table-cell/>
          <table:table-cell/>
          <table:table-cell table:number-columns-repeated="1022"/>
        </table:table-row>
        <table:table-row table:style-name="ro6" table:number-rows-repeated="1045751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019/11/21</text:date>, <text:time>13:0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1T13:09:31.09</dc:date>
    <dc:creator>iwabuchi ken</dc:creator>
    <meta:editing-duration>P13DT10H35M7S</meta:editing-duration>
    <meta:editing-cycles>5456</meta:editing-cycles>
    <meta:document-statistic meta:table-count="1" meta:cell-count="760" meta:object-count="0"/>
  </office:meta>
</office:document-meta>
</file>